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Noto Mono" fo:font-size="12pt" style:font-size-asian="12pt" style:font-size-complex="12pt"/>
    </style:style>
    <style:style style:name="ce2" style:family="table-cell" style:parent-style-name="Default">
      <style:table-cell-properties fo:border="0.74pt solid #000000" fo:padding="0.085cm" style:vertical-align="middle"/>
      <style:text-properties style:font-name="Noto Mono" fo:font-size="12pt" style:font-size-asian="12pt" style:font-size-complex="12pt"/>
    </style:style>
    <style:style style:name="ce3" style:family="table-cell" style:parent-style-name="Default">
      <style:table-cell-properties fo:background-color="#ffffa6" fo:border="0.74pt solid #000000" fo:padding="0.085cm" style:vertical-align="middle"/>
      <style:text-properties style:font-name="Noto Mono" fo:font-size="12pt" style:font-size-asian="12pt" style:font-size-complex="12pt"/>
    </style:style>
    <style:style style:name="ce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Noto Mono" fo:font-size="12pt" fo:language="en" fo:country="US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 fo:padding="0.085cm" style:vertical-align="middle"/>
      <style:paragraph-properties fo:text-align="end" fo:margin-left="0cm"/>
      <style:text-properties style:font-name="Noto Mono"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border="0.74pt solid #000000" fo:padding="0.085cm" style:vertical-align="middle"/>
      <style:paragraph-properties fo:text-align="end" fo:margin-left="0cm"/>
      <style:text-properties style:font-name="Noto Mon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Unit_Conversion" table:style-name="ta1">
        <table:table-column table:style-name="co1" table:default-cell-style-name="ce2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Base 10</text:p>
          </table:table-cell>
          <table:table-cell table:style-name="ce4" office:value-type="string" calcext:value-type="string">
            <text:p>binary</text:p>
          </table:table-cell>
          <table:table-cell table:style-name="ce4" office:value-type="string" calcext:value-type="string">
            <text:p>h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2];2)" office:value-type="string" office:string-value="1" calcext:value-type="string">
            <text:p>1</text:p>
          </table:table-cell>
          <table:table-cell table:formula="of:=BASE([.A2];16)" office:value-type="string" office:string-value="1" calcext:value-type="string">
            <text:p>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formula="of:=BASE([.A3];2)" office:value-type="string" office:string-value="10" calcext:value-type="string">
            <text:p>10</text:p>
          </table:table-cell>
          <table:table-cell table:style-name="ce6" table:formula="of:=BASE([.A3];16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4];2)" office:value-type="string" office:string-value="11" calcext:value-type="string">
            <text:p>11</text:p>
          </table:table-cell>
          <table:table-cell table:formula="of:=BASE([.A4];16)" office:value-type="string" office:string-value="3" calcext:value-type="string">
            <text:p>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BASE([.A5];2)" office:value-type="string" office:string-value="100" calcext:value-type="string">
            <text:p>100</text:p>
          </table:table-cell>
          <table:table-cell table:style-name="ce6" table:formula="of:=BASE([.A5];16)" office:value-type="string" office:string-value="4" calcext:value-type="string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6];2)" office:value-type="string" office:string-value="101" calcext:value-type="string">
            <text:p>101</text:p>
          </table:table-cell>
          <table:table-cell table:formula="of:=BASE([.A6];16)" office:value-type="string" office:string-value="5" calcext:value-type="string">
            <text:p>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formula="of:=BASE([.A7];2)" office:value-type="string" office:string-value="110" calcext:value-type="string">
            <text:p>110</text:p>
          </table:table-cell>
          <table:table-cell table:style-name="ce6" table:formula="of:=BASE([.A7];16)" office:value-type="string" office:string-value="6" calcext:value-type="string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8];2)" office:value-type="string" office:string-value="111" calcext:value-type="string">
            <text:p>111</text:p>
          </table:table-cell>
          <table:table-cell table:formula="of:=BASE([.A8];16)" office:value-type="string" office:string-value="7" calcext:value-type="string">
            <text:p>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formula="of:=BASE([.A9];2)" office:value-type="string" office:string-value="1000" calcext:value-type="string">
            <text:p>1000</text:p>
          </table:table-cell>
          <table:table-cell table:style-name="ce6" table:formula="of:=BASE([.A9];16)" office:value-type="string" office:string-value="8" calcext:value-type="string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0];2)" office:value-type="string" office:string-value="1001" calcext:value-type="string">
            <text:p>1001</text:p>
          </table:table-cell>
          <table:table-cell table:formula="of:=BASE([.A10];16)" office:value-type="string" office:string-value="9" calcext:value-type="string">
            <text:p>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formula="of:=BASE([.A11];2)" office:value-type="string" office:string-value="1010" calcext:value-type="string">
            <text:p>1010</text:p>
          </table:table-cell>
          <table:table-cell table:style-name="ce6" table:formula="of:=BASE([.A11];16)" office:value-type="string" office:string-value="A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2];2)" office:value-type="string" office:string-value="1011" calcext:value-type="string">
            <text:p>1011</text:p>
          </table:table-cell>
          <table:table-cell table:formula="of:=BASE([.A12];16)" office:value-type="string" office:string-value="B" calcext:value-type="string">
            <text:p>B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table:formula="of:=BASE([.A13];2)" office:value-type="string" office:string-value="1100" calcext:value-type="string">
            <text:p>1100</text:p>
          </table:table-cell>
          <table:table-cell table:style-name="ce6" table:formula="of:=BASE([.A13];16)" office:value-type="string" office:string-value="C" calcext:value-type="string">
            <text:p>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4];2)" office:value-type="string" office:string-value="1101" calcext:value-type="string">
            <text:p>1101</text:p>
          </table:table-cell>
          <table:table-cell table:formula="of:=BASE([.A14];16)" office:value-type="string" office:string-value="D" calcext:value-type="string">
            <text:p>D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table:formula="of:=BASE([.A15];2)" office:value-type="string" office:string-value="1110" calcext:value-type="string">
            <text:p>1110</text:p>
          </table:table-cell>
          <table:table-cell table:style-name="ce6" table:formula="of:=BASE([.A15];16)" office:value-type="string" office:string-value="E" calcext:value-type="string">
            <text:p>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6];2)" office:value-type="string" office:string-value="1111" calcext:value-type="string">
            <text:p>1111</text:p>
          </table:table-cell>
          <table:table-cell table:formula="of:=BASE([.A16];16)" office:value-type="string" office:string-value="F" calcext:value-type="string">
            <text:p>F</text:p>
          </table:table-cell>
        </table:table-row>
      </table:table>
      <table:table table:name="Math" table:style-name="ta1">
        <table:table-column table:style-name="co2" table:number-columns-repeated="1024" table:default-cell-style-name="ce13"/>
        <table:table-row table:style-name="ro3">
          <table:table-cell table:formula="of:=LOG((8*(SQRT(32)));2)" office:value-type="float" office:value="5.5" calcext:value-type="float">
            <text:p>5,5</text:p>
          </table:table-cell>
          <table:table-cell table:formula="of:=ORG.LIBREOFFICE.ROUNDSIG(SQRT(2);4)" office:value-type="float" office:value="1.414" calcext:value-type="float">
            <text:p>1,414</text:p>
          </table:table-cell>
          <table:table-cell table:number-columns-repeated="1022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0:11:24.999173717</meta:creation-date>
    <dc:date>2023-11-02T23:16:01.116782481</dc:date>
    <meta:editing-duration>PT16M1S</meta:editing-duration>
    <meta:editing-cycles>5</meta:editing-cycles>
    <meta:generator>LibreOffice/7.3.7.2$Linux_X86_64 LibreOffice_project/30$Build-2</meta:generator>
    <meta:document-statistic meta:table-count="2" meta:cell-count="50" meta:object-count="0"/>
  </office:meta>
</office:document-meta>
</file>